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700003C2800003060AAFCCBB5.svm"/>
  <manifest:file-entry manifest:media-type="" manifest:full-path="Pictures/2000000700005158000023A9DD7A12B2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71in" fo:margin-left="0in" fo:margin-right="-0.0021in" table:align="margins"/>
    </style:style>
    <style:style style:name="Table1.A" style:family="table-column">
      <style:table-column-properties style:column-width="4.4375in" style:rel-column-width="41981*"/>
    </style:style>
    <style:style style:name="Table1.B" style:family="table-column">
      <style:table-column-properties style:column-width="2.4896in" style:rel-column-width="23554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B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" style:family="table">
      <style:table-properties style:width="6.9271in" fo:margin-left="0in" fo:margin-right="-0.0021in" table:align="margins"/>
    </style:style>
    <style:style style:name="Table2.A" style:family="table-column">
      <style:table-column-properties style:column-width="4.4271in" style:rel-column-width="41883*"/>
    </style:style>
    <style:style style:name="Table2.B" style:family="table-column">
      <style:table-column-properties style:column-width="2.5in" style:rel-column-width="23652*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B1" style:family="table-cell">
      <style:table-cell-properties fo:padding="0.0382in" fo:border="0.0007in solid #000000"/>
    </style:style>
    <style:style style:name="Table2.2" style:family="table-row">
      <style:table-row-properties style:min-row-height="0.2938in"/>
    </style:style>
    <style:style style:name="Table2.A2" style:family="table-cell">
      <style:table-cell-properties fo:padding="0.0382in" fo:border-left="0.0007in solid #000000" fo:border-right="none" fo:border-top="none" fo:border-bottom="0.0007in solid #000000"/>
    </style:style>
    <style:style style:name="Table2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6.9271in" fo:margin-left="0in" fo:margin-right="-0.0021in" fo:break-before="page" table:align="margins"/>
    </style:style>
    <style:style style:name="Table3.A" style:family="table-column">
      <style:table-column-properties style:column-width="4.4167in" style:rel-column-width="41784*"/>
    </style:style>
    <style:style style:name="Table3.B" style:family="table-column">
      <style:table-column-properties style:column-width="2.5104in" style:rel-column-width="23751*"/>
    </style:style>
    <style:style style:name="Table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.B1" style:family="table-cell">
      <style:table-cell-properties fo:padding="0.0382in" fo:border="0.0007in solid #000000"/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Table_20_Contents">
      <style:text-properties style:font-name="Courier New" fo:font-size="10pt" style:font-size-asian="10pt" style:font-size-complex="10pt"/>
    </style:style>
    <style:style style:name="P2" style:family="paragraph" style:parent-style-name="Text_20_body"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Text_20_body">
      <style:text-properties fo:font-weight="bold" style:font-weight-asian="bold" style:font-weight-complex="bold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Standard">
      <style:paragraph-properties fo:break-before="page"/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ample Output:</text:p>
      <text:p text:style-name="P2">* targetString “patientSummary” sends output to the patient dashboard tab “Rules”.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Rule Name: basicTest</text:p>
          </table:table-cell>
          <table:table-cell table:style-name="Table1.B1" office:value-type="string">
            <text:p text:style-name="Table_20_Contents">Result</text:p>
          </table:table-cell>
        </table:table-row>
        <table:table-row>
          <table:table-cell table:style-name="Table1.A2" office:value-type="string">
            <text:p text:style-name="P1">program</text:p>
            <text:p text:style-name="P1">// BASIC TESTING OF INTRINSICS</text:p>
            <text:p text:style-name="P1">{</text:p>
            <text:p text:style-name="P1"><text:tab/>b <text:tab/>:= true</text:p>
            <text:p text:style-name="P1"><text:tab/>lst <text:tab/>:= {1,2,3,4,5}</text:p>
            <text:p text:style-name="P1"><text:tab/>time <text:tab/>:= currenttime()</text:p>
            <text:p text:style-name="P1"><text:tab/>time2 := addDays(time, 7)</text:p>
            <text:p text:style-name="P1"/>
            <text:p text:style-name="P1"><text:tab/>// Utilizing DSSRead functions</text:p>
            <text:p text:style-name="P1"><text:tab/>wt <text:tab/>:= read(patientId, "WEIGHT (KG)")</text:p>
            <text:p text:style-name="P1"/>
            <text:p text:style-name="P1"><text:tab/>// isLibrary</text:p>
            <text:p text:style-name="P1"><text:tab/>alert("patientSummary", isInt(1234))</text:p>
            <text:p text:style-name="P1"><text:tab/>alert("patientSummary", isString("hello"))</text:p>
            <text:p text:style-name="P1"><text:tab/>alert("patientSummary", isFloat(12.345))</text:p>
            <text:p text:style-name="P1"><text:tab/>alert("patientSummary", isBoolean(b)) </text:p>
            <text:p text:style-name="P1"><text:tab/>alert("patientSummary", isList(lst))</text:p>
            <text:p text:style-name="P1"><text:tab/>alert("patientSummary", isDate(time))</text:p>
            <text:p text:style-name="P1"/>
            <text:p text:style-name="P1"><text:tab/>// DSSListLibrary</text:p>
            <text:p text:style-name="P1"><text:tab/>alert("patientSummary", merge(wt, wt))</text:p>
            <text:p text:style-name="P1"><text:tab/>alert("patientSummary", sortTime(wt))</text:p>
            <text:p text:style-name="P1"><text:tab/>alert("patientSummary", sortData({1,10,4,15}))</text:p>
            <text:p text:style-name="P1"><text:tab/>alert("patientSummary", last(wt))</text:p>
            <text:p text:style-name="P1"><text:tab/>alert("patientSummary", first(wt))</text:p>
            <text:p text:style-name="P1"/>
            <text:p text:style-name="P1"><text:tab/>// DSSDateLibrary</text:p>
            <text:p text:style-name="P1"><text:tab/>alert("patientSummary", addDays(time, 14))</text:p>
            <text:p text:style-name="P1"><text:tab/>alert("patientSummary", addMonths(time, 2))</text:p>
            <text:p text:style-name="P1"><text:tab/>alert("patientSummary", before(time, time2))</text:p>
            <text:p text:style-name="P1"><text:tab/>alert("patientSummary", recentTimeItem(wt))</text:p>
            <text:p text:style-name="P1"><text:tab/>alert("patientSummary", oldestTimeItem(wt))</text:p>
            <text:p text:style-name="P1"><text:tab/>alert("patientSummary", time(recentTimeItem(wt)))</text:p>
            <text:p text:style-name="P1"><text:tab/></text:p>
            <text:p text:style-name="P1"><text:tab/></text:p>
            <text:p text:style-name="P1"><text:tab/>// Misc</text:p>
            <text:p text:style-name="P1"><text:tab/>alert("patientSummary", within(40,20,60))</text:p>
            <text:p text:style-name="P1"><text:tab/>alert("patientSummary", length({10,20,30,40,50}))</text:p>
            <text:p text:style-name="P1"/>
            <text:p text:style-name="P1">}</text:p>
          </table:table-cell>
          <table:table-cell table:style-name="Table1.B2" office:value-type="string"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>True<text:line-break/>True<text:line-break/>True<text:line-break/>True<text:line-break/>True<text:line-break/>True<text:line-break/></text:p>
            <text:p text:style-name="P1">{60.0, 60.0, 30.0, 30.0, 65.0, 65.0}<text:line-break/>{60.0, 30.0, 65.0}<text:line-break/>{1, 4, 10, 15}<text:line-break/>60.0<text:line-break/>65.0<text:line-break/></text:p>
            <text:p text:style-name="P1"/>
            <text:p text:style-name="P1">Fri May 10 19:26:55 PDT 2013<text:line-break/>Wed Jun 26 19:26:55 PDT 2013<text:line-break/>True<text:line-break/>65.0<text:line-break/>60.0<text:line-break/>2013-03-25 00:00:00.0<text:line-break/></text:p>
            <text:p text:style-name="P1"/>
            <text:p text:style-name="P1"/>
            <text:p text:style-name="P1"/>
            <text:p text:style-name="P1">True<text:line-break/>5 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Table_20_Contents">Rule Name: blood pressure</text:p>
          </table:table-cell>
          <table:table-cell table:style-name="Table2.B1" office:value-type="string">
            <text:p text:style-name="Table_20_Contents">Result</text:p>
          </table:table-cell>
        </table:table-row>
        <table:table-row table:style-name="Table2.2">
          <table:table-cell table:style-name="Table2.A2" office:value-type="string">
            <text:p text:style-name="P1">program</text:p>
            <text:p text:style-name="P1"/>
            <text:p text:style-name="P1">function bloodpressure()</text:p>
            <text:p text:style-name="P1">{</text:p>
            <text:p text:style-name="P1"><text:tab/>systolic := last(read(patientId, "SYSTOLIC BLOOD PRESSURE"))</text:p>
            <text:p text:style-name="P1"><text:tab/>diastolic := last(read(patientId, "DIASTOLIC BLOOD PRESSURE"))</text:p>
            <text:p text:style-name="P1"><text:tab/>alert("patientSummary", "Systolic: " + systolic)</text:p>
            <text:p text:style-name="P1"><text:tab/>alert("patientSummary", "Diastolic: " + diastolic)</text:p>
            <text:p text:style-name="P1"><text:tab/>check(systolic, diastolic)</text:p>
            <text:p text:style-name="P1">}</text:p>
            <text:p text:style-name="P1"/>
            <text:p text:style-name="P1">function check(sys, dias)</text:p>
            <text:p text:style-name="P1">{</text:p>
            <text:p text:style-name="P1"><text:tab/>if ((sys &lt; 120) | (dias &lt; 80)) then</text:p>
            <text:p text:style-name="P1"><text:tab/>{ <text:tab/></text:p>
            <text:p text:style-name="P1"><text:s text:c="12"/>alert("patientSummary", </text:p>
            <text:p text:style-name="P1"><text:s text:c="15"/>"Normal Blood Pressure")<text:tab/></text:p>
            <text:p text:style-name="P1"><text:s text:c="6"/>}</text:p>
            <text:p text:style-name="P1"><text:tab/>elsif (within(sys, 120, 139) | </text:p>
            <text:p text:style-name="P1"><text:s text:c="14"/>within(dias, <text:s text:c="3"/>80,89)) then</text:p>
            <text:p text:style-name="P1"><text:tab/>{<text:tab/></text:p>
            <text:p text:style-name="P1"><text:s text:c="12"/>alert("patientSummary",</text:p>
            <text:p text:style-name="P1"><text:s text:c="15"/>"Prehypertension")<text:tab/></text:p>
            <text:p text:style-name="P1"><text:s text:c="6"/>}</text:p>
            <text:p text:style-name="P1"><text:tab/>elsif (within(sys, 140,159) | </text:p>
            <text:p text:style-name="P1"><text:s text:c="14"/>within(dias, 90, 99)) then</text:p>
            <text:p text:style-name="P1"><text:tab/>{<text:tab/></text:p>
            <text:p text:style-name="P1"><text:s text:c="12"/>alert("patientSummary", </text:p>
            <text:p text:style-name="P1"><text:s text:c="15"/>"Stage 1 Hypertension.") </text:p>
            <text:p text:style-name="P1"><text:s text:c="6"/>}</text:p>
            <text:p text:style-name="P1"><text:tab/>else</text:p>
            <text:p text:style-name="P1"><text:tab/>{<text:tab/></text:p>
            <text:p text:style-name="P1"><text:s text:c="12"/>alert("patientSummary", </text:p>
            <text:p text:style-name="P1"><text:s text:c="15"/>"Stage 2 Hypertension.") </text:p>
            <text:p text:style-name="P1"><text:s text:c="6"/>}</text:p>
            <text:p text:style-name="P1">}</text:p>
            <text:p text:style-name="P1"/>
            <text:p text:style-name="P1">{</text:p>
            <text:p text:style-name="P1"><text:tab/>bloodpressure()</text:p>
            <text:p text:style-name="P1">}</text:p>
          </table:table-cell>
          <table:table-cell table:style-name="Table2.B2" office:value-type="string"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P1"/>
            <text:p text:style-name="P1">Systolic: 100.0<text:line-break/></text:p>
            <text:p text:style-name="P1">Diastolic: 70.0<text:line-break/></text:p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>Normal Blood Pressure </text:p>
          </table:table-cell>
        </table:table-row>
      </table:table>
      <text:p text:style-name="Standard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Table_20_Contents">Rule Name: random</text:p>
          </table:table-cell>
          <table:table-cell table:style-name="Table3.B1" office:value-type="string">
            <text:p text:style-name="Table_20_Contents">Result</text:p>
          </table:table-cell>
        </table:table-row>
        <table:table-row>
          <table:table-cell table:style-name="Table3.A2" office:value-type="string">
            <text:p text:style-name="P1">program</text:p>
            <text:p text:style-name="P1">{</text:p>
            <text:p text:style-name="P1"><text:tab/>count := 0</text:p>
            <text:p text:style-name="P1"><text:tab/>date <text:s/>:= currenttime()</text:p>
            <text:p text:style-name="P1"><text:tab/>month := currenttime()</text:p>
            <text:p text:style-name="P1"><text:tab/></text:p>
            <text:p text:style-name="P1"><text:tab/>while(count &lt; 12)</text:p>
            <text:p text:style-name="P1"><text:tab/>{</text:p>
            <text:p text:style-name="P1"><text:tab/><text:tab/>if (count == 10) then</text:p>
            <text:p text:style-name="P1"><text:tab/><text:tab/>{ <text:s/></text:p>
            <text:p text:style-name="P1"><text:tab/><text:tab/> <text:s text:c="3"/>alert("patientSummary",</text:p>
            <text:p text:style-name="P1"><text:s text:c="19"/>addMonths(date, count))<text:tab/></text:p>
            <text:p text:style-name="P1"><text:tab/><text:tab/>}</text:p>
            <text:p text:style-name="P1"><text:tab/><text:tab/>count := count + 10</text:p>
            <text:p text:style-name="P1"><text:tab/>}</text:p>
            <text:p text:style-name="P1"/>
            <text:p text:style-name="P1"><text:tab/>list := read(patientId, "TEMPERATURE (C)")</text:p>
            <text:p text:style-name="P1"><text:tab/>wt := readLatestEncounter(patientId, "WEIGHT (KG)")</text:p>
            <text:p text:style-name="P1"><text:tab/></text:p>
            <text:p text:style-name="P1"><text:tab/>if (before(time(oldestTimeItem(list)),</text:p>
            <text:p text:style-name="P1"><text:s text:c="13"/>time(first(wt))))then</text:p>
            <text:p text:style-name="P1"><text:tab/>{</text:p>
            <text:p text:style-name="P1"><text:tab/><text:tab/>alert("patientSummary", </text:p>
            <text:p text:style-name="P1"><text:s text:c="15"/>"Number of observation of temperature </text:p>
            <text:p text:style-name="P1"><text:s text:c="15"/>on record = " + length(list))<text:tab/></text:p>
            <text:p text:style-name="P1"><text:tab/>}</text:p>
            <text:p text:style-name="P1"><text:tab/></text:p>
            <text:p text:style-name="P1"><text:tab/></text:p>
            <text:p text:style-name="P1"><text:tab/>if (isList(wt)) then</text:p>
            <text:p text:style-name="P1"><text:tab/>{ alert("patientSummary", merge(list, wt)) }</text:p>
            <text:p text:style-name="P1"><text:tab/></text:p>
            <text:p text:style-name="P1"><text:tab/></text:p>
            <text:p text:style-name="P1">}</text:p>
          </table:table-cell>
          <table:table-cell table:style-name="Table3.B2" office:value-type="string"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>Wed Feb 26 19:26:55 PST 2014 <text:line-break/></text:p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>Number of observation of temperature on record = 3<text:line-break/></text:p>
            <text:p text:style-name="P1"/>
            <text:p text:style-name="P1"/>
            <text:p text:style-name="P1"/>
            <text:p text:style-name="P1">{37.0, 40.0, 30.0, 65.0} </text:p>
          </table:table-cell>
        </table:table-row>
      </table:table>
      <text:p text:style-name="Standard"/>
      <text:p text:style-name="P5"><draw:frame draw:style-name="fr1" draw:name="graphics2" text:anchor-type="paragraph" svg:x="-0.5417in" svg:y="0.5626in" svg:width="8.0083in" svg:height="3.7819in" draw:z-index="0"><draw:image xlink:href="Pictures/2000000700005158000023A9DD7A12B2.svm" xlink:type="simple" xlink:show="embed" xlink:actuate="onLoad"/></draw:frame>Screenshots:</text:p>
      <text:p text:style-name="P4"/>
      <text:p text:style-name="Standard"/>
      <text:p text:style-name="Standard"><draw:frame draw:style-name="fr2" draw:name="graphics1" text:anchor-type="paragraph" svg:width="6.0634in" svg:height="4.8756in" draw:z-index="1"><draw:image xlink:href="Pictures/2000000700003C2800003060AAFCCBB5.svm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3-04-26T08:23:34.71</meta:creation-date>
    <dc:date>2013-04-26T19:30:06.55</dc:date>
    <meta:editing-duration>PT06H11M56S</meta:editing-duration>
    <meta:editing-cycles>16</meta:editing-cycles>
    <meta:generator>OpenOffice.org/3.2$Win32 OpenOffice.org_project/320m18$Build-9502</meta:generator>
    <meta:document-statistic meta:table-count="3" meta:image-count="2" meta:object-count="0" meta:page-count="4" meta:paragraph-count="123" meta:word-count="327" meta:character-count="3031"/>
  </office:meta>
</office:document-meta>
</file>